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officeooo:rsid="0014e647" officeooo:paragraph-rsid="0014e647"/>
    </style:style>
    <style:style style:name="P2" style:family="paragraph" style:parent-style-name="Standard">
      <style:text-properties officeooo:rsid="0014e647" officeooo:paragraph-rsid="0014e647"/>
    </style:style>
    <style:style style:name="P3" style:family="paragraph" style:parent-style-name="Standard">
      <style:text-properties officeooo:rsid="00167041" officeooo:paragraph-rsid="00167041"/>
    </style:style>
    <style:style style:name="P4" style:family="paragraph" style:parent-style-name="Standard">
      <style:text-properties officeooo:rsid="00174221" officeooo:paragraph-rsid="00174221"/>
    </style:style>
    <style:style style:name="P5" style:family="paragraph" style:parent-style-name="Standard">
      <style:text-properties officeooo:rsid="00174221" officeooo:paragraph-rsid="0018fe53"/>
    </style:style>
    <style:style style:name="P6" style:family="paragraph" style:parent-style-name="Standard">
      <style:text-properties officeooo:rsid="00174221" officeooo:paragraph-rsid="001a2b85"/>
    </style:style>
    <style:style style:name="P7" style:family="paragraph" style:parent-style-name="Standard">
      <style:text-properties officeooo:rsid="001dc33b" officeooo:paragraph-rsid="001dc33b"/>
    </style:style>
    <style:style style:name="P8" style:family="paragraph" style:parent-style-name="Standard">
      <style:text-properties officeooo:rsid="001f2f9b" officeooo:paragraph-rsid="001f2f9b"/>
    </style:style>
    <style:style style:name="T1" style:family="text">
      <style:text-properties officeooo:rsid="00167041"/>
    </style:style>
    <style:style style:name="T2" style:family="text">
      <style:text-properties officeooo:rsid="00171025"/>
    </style:style>
    <style:style style:name="T3" style:family="text">
      <style:text-properties officeooo:rsid="0018fe53"/>
    </style:style>
    <style:style style:name="T4" style:family="text">
      <style:text-properties officeooo:rsid="001a2b85"/>
    </style:style>
    <style:style style:name="T5" style:family="text">
      <style:text-properties officeooo:rsid="001b27b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xercise components:</text:p>
      <text:p text:style-name="P2"/>
      <text:p text:style-name="P2">1. <text:s/>Convert (feel free to just use paper, though I use a text editor for this sometimes) the following numbers from </text:p>
      <text:p text:style-name="P2">decimal to binary: </text:p>
      <text:p text:style-name="P2">(turn this in as a part of the assignment report) </text:p>
      <text:p text:style-name="P2">a. <text:span text:style-name="T1">3</text:span></text:p>
      <text:p text:style-name="P3">BINARY: <text:s/>11</text:p>
      <text:p text:style-name="P2">b. 7 </text:p>
      <text:p text:style-name="P3">BINARY: <text:s/>111</text:p>
      <text:p text:style-name="P2">c. 10 </text:p>
      <text:p text:style-name="P3">BINARY: <text:s/>1010</text:p>
      <text:p text:style-name="P2">d. 50 <text:line-break/><text:span text:style-name="T1">BINARY: <text:s/>110010</text:span></text:p>
      <text:p text:style-name="P2">e. 94 </text:p>
      <text:p text:style-name="P3">BINARY: <text:s/>1011110</text:p>
      <text:p text:style-name="P2">f. 192 </text:p>
      <text:p text:style-name="P3">BINARY: <text:s/>11000000</text:p>
      <text:p text:style-name="P2"/>
      <text:p text:style-name="P2">2. Convert the following numbers from binary to decimal: </text:p>
      <text:p text:style-name="P2">(turn this in as a part of the assignment report) </text:p>
      <text:p text:style-name="P2">a. 10 </text:p>
      <text:p text:style-name="P3">DECIMAL: <text:s/>2</text:p>
      <text:p text:style-name="P2">b. 1110 </text:p>
      <text:p text:style-name="P3">DECIMAL: <text:s/>14</text:p>
      <text:p text:style-name="P2">c. 111010 </text:p>
      <text:p text:style-name="P3">DECIMAL: <text:s/>58</text:p>
      <text:p text:style-name="P2">d. 11100011 </text:p>
      <text:p text:style-name="P3">DECIMAL: <text:s/><text:span text:style-name="T2">227</text:span></text:p>
      <text:p text:style-name="P2"/>
      <text:p text:style-name="P2"/>
      <text:p text:style-name="P2">3. Convert each of the decimal numbers from problem 1 above into two's compliment representation numbers with the minimum number of bits possible. This should not be difficult, and is more to get you thinking about the sign bit than about the rest of the number (which behaves very much like binary). </text:p>
      <text:p text:style-name="P2">(turn this in as a part of the assignment report) </text:p>
      <text:p text:style-name="P2">Note: This is meant to be a simple exercise in seeing how that positive numbers in two's complement are similar to plain binary numbers and that different numbers require different numbers of bits to represent. </text:p>
      <text:p text:style-name="P2">a. 3 </text:p>
      <text:p text:style-name="P4">TWO'S COMPLIMENT: 011</text:p>
      <text:p text:style-name="P2">b. 7 </text:p>
      <text:p text:style-name="P4">TWO'S COMPLIMENT: 0111</text:p>
      <text:p text:style-name="P2">c. 10 </text:p>
      <text:p text:style-name="P4">TWO'S COMPLIMENT: 01010</text:p>
      <text:p text:style-name="P2"/>
      <text:p text:style-name="P2"><text:soft-page-break/>d. 50 </text:p>
      <text:p text:style-name="P4">TWO'S COMPLIMENT: 0110010</text:p>
      <text:p text:style-name="P2">e. 94 </text:p>
      <text:p text:style-name="P5">TWO'S COMPLIMENT: 0<text:span text:style-name="T1">1011110</text:span></text:p>
      <text:p text:style-name="P2">f. 192 </text:p>
      <text:p text:style-name="P5">TWO'S COMPLIMENT: <text:span text:style-name="T3">011000000</text:span></text:p>
      <text:p text:style-name="P2"/>
      <text:p text:style-name="P2">4. Now convert them each into an 8-bit two's compliment representation, but have each one be negative what it originally was (so write -3 in 8-bit two's complement, -7, -10, -50, or whatever the numbers were in problem 1 but now negative, written out in two's complement). </text:p>
      <text:p text:style-name="P2">(turn this in as a part of the assignment report</text:p>
      <text:p text:style-name="P2">a. -3 </text:p>
      <text:p text:style-name="P6">TWO'S COMPLIMENT: <text:span text:style-name="T4">11111101</text:span></text:p>
      <text:p text:style-name="P2">b. -7 </text:p>
      <text:p text:style-name="P6">TWO'S COMPLIMENT: <text:span text:style-name="T4">11111001</text:span></text:p>
      <text:p text:style-name="P2">c. -10 </text:p>
      <text:p text:style-name="P6">TWO'S COMPLIMENT: <text:span text:style-name="T4">11110110</text:span></text:p>
      <text:p text:style-name="P2">d. -50 </text:p>
      <text:p text:style-name="P6">TWO'S COMPLIMENT: <text:span text:style-name="T4">11001110</text:span></text:p>
      <text:p text:style-name="P2">e. -94 </text:p>
      <text:p text:style-name="P6">TWO'S COMPLIMENT: <text:span text:style-name="T4">10100010</text:span></text:p>
      <text:p text:style-name="P2">f. -192 </text:p>
      <text:p text:style-name="P6">TWO'S COMPLIMENT: <text:span text:style-name="T5">Can't be done! <text:s/>Needs a minimum of 9 bits. <text:s/>In 9 bit it is 101000000 but since we only have 8 bits, it becomes 01000000 since the 1 in the 256's spot is overflow. This is equivalent to 64. <text:s/></text:span></text:p>
      <text:p text:style-name="P6"/>
      <text:p text:style-name="P7">5. What happens if you add two very large positive 8-bit two's complement numbers together (say 01100110 and 01011100)? </text:p>
      <text:p text:style-name="P7">Overflow happens, which is when you run out of places for the numbers <text:s/>to “carry over”. <text:s/>Because we can only view 8 bits at a time in this system, the left most bit is discarded by the system so that we can remain in an 8-bit system. <text:s/>This is a problem when we write a loop that could go on forever or add two positive numbers and end up with a negative number. <text:s/></text:p>
      <text:p text:style-name="P7"/>
      <text:p text:style-name="P8">6. What happens if you add two very large negative 8-bit two's complement number together (say 10100001 and 10101010)? </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4e647" officeooo:paragraph-rsid="0014e64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Regina Imhoff</text:p>
        <text:p text:style-name="MP1">CS 161 Summer 2014</text:p>
        <text:p text:style-name="MP1">Assignment #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30T12:41:34.609108000</meta:creation-date>
    <dc:date>2014-07-05T16:15:13.470326000</dc:date>
    <meta:editing-duration>PT1H21M15S</meta:editing-duration>
    <meta:editing-cycles>8</meta:editing-cycles>
    <meta:generator>LibreOffice/4.2.5.2$MacOSX_X86_64 LibreOffice_project/61cb170a04bb1f12e77c884eab9192be736ec5f5</meta:generator>
    <meta:document-statistic meta:table-count="0" meta:image-count="0" meta:object-count="0" meta:page-count="2" meta:paragraph-count="60" meta:word-count="466" meta:character-count="2602" meta:non-whitespace-character-count="2144"/>
  </office:meta>
</office:document-meta>
</file>